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18" draw:master-page-name="Master1-Layout1-title-Title-Slide" presentation:presentation-page-layout-name="Master1-PPL1" draw:id="Slide-256">
        <draw:frame draw:id="id73" presentation:style-name="a721" draw:name="Title 1" svg:x="1.66667in" svg:y="1.22743in" svg:width="10in" svg:height="2.61111in" presentation:class="title" presentation:placeholder="false">
          <draw:text-box>
            <text:p text:style-name="a720" text:class-names="" text:cond-style-name=""><text:span text:style-name="a719" text:class-names="">Learning Spatial Queries</text:span></text:p>
          </draw:text-box>
          <svg:title/>
          <svg:desc/>
        </draw:frame>
        <draw:frame draw:id="id74" presentation:style-name="a72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3" draw:style-name="a723" draw:master-page-name="Master1-Layout2-obj-Title-and-Content" presentation:presentation-page-layout-name="Master1-PPL2" draw:id="Slide-258">
        <draw:frame draw:id="id75" presentation:style-name="a726" draw:name="Title 1" svg:x="0.91667in" svg:y="0.39931in" svg:width="11.5in" svg:height="1.44965in" presentation:class="title" presentation:placeholder="false">
          <draw:text-box>
            <text:p text:style-name="a725" text:class-names="" text:cond-style-name=""><text:span text:style-name="a724" text:class-names="">Spatial Queries</text:span></text:p>
          </draw:text-box>
          <svg:title/>
          <svg:desc/>
        </draw:frame>
        <draw:frame draw:id="id76" presentation:style-name="a733" draw:name="Content Placeholder 2" svg:x="0.91667in" svg:y="1.99653in" svg:width="11.5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Learning how to write efficient spatial queries can be complex. The purpose of this in-class assignment is for you practice writing them. All of the basic tools (functions) that you use in a normal SQL query are available plus the 100s of PostGIS functions. Practice makes perfect and there are 100s of ways to solve any problem.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4" draw:style-name="a734" draw:master-page-name="Master1-Layout2-obj-Title-and-Content" presentation:presentation-page-layout-name="Master1-PPL2" draw:id="Slide-259">
        <draw:frame draw:id="id77" presentation:style-name="a737" draw:name="Title 1" svg:x="0.91667in" svg:y="0.39931in" svg:width="11.5in" svg:height="1.44965in" presentation:class="title" presentation:placeholder="false">
          <draw:text-box>
            <text:p text:style-name="a736" text:class-names="" text:cond-style-name=""><text:span text:style-name="a735" text:class-names="">Question 1</text:span></text:p>
          </draw:text-box>
          <svg:title/>
          <svg:desc/>
        </draw:frame>
        <draw:frame draw:id="id78" presentation:style-name="a755" draw:name="Content Placeholder 2" svg:x="0.91667in" svg:y="1.99653in" svg:width="11.5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38" text:class-names="">For each geographic feature what is the average temperature in July<text:s text:c="1"/></text:span><text:span text:style-name="a739" text:class-names="">2008.</text:span><text:span text:style-name="a740" text:class-names=""/></text:p>
              </text:list-item>
            </text:list>
            <text:list text:style-name="a745">
              <text:list-item>
                <text:list text:style-name="a745">
                  <text:list-item>
                    <text:p text:style-name="a744" text:class-names="" text:cond-style-name=""><text:span text:style-name="a743" text:class-names="">Census tract</text:span></text:p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County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9" text:class-names="">State</text:span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756" draw:master-page-name="Master1-Layout2-obj-Title-and-Content" presentation:presentation-page-layout-name="Master1-PPL2" draw:id="Slide-260">
        <draw:frame draw:id="id79" presentation:style-name="a759" draw:name="Title 1" svg:x="0.91667in" svg:y="0.39931in" svg:width="11.5in" svg:height="1.44965in" presentation:class="title" presentation:placeholder="false">
          <draw:text-box>
            <text:p text:style-name="a758" text:class-names="" text:cond-style-name=""><text:span text:style-name="a757" text:class-names="">Question 2</text:span></text:p>
          </draw:text-box>
          <svg:title/>
          <svg:desc/>
        </draw:frame>
        <draw:frame draw:id="id80" presentation:style-name="a775" draw:name="Content Placeholder 2" svg:x="0.91667in" svg:y="1.99653in" svg:width="11.5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For each geographic unit, identify those that do not have any us cities</text:span></text:p>
              </text:list-item>
            </text:list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Census tract</text:span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County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>State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776" draw:master-page-name="Master1-Layout2-obj-Title-and-Content" presentation:presentation-page-layout-name="Master1-PPL2" draw:id="Slide-261">
        <draw:frame draw:id="id81" presentation:style-name="a779" draw:name="Title 1" svg:x="0.91667in" svg:y="0.39931in" svg:width="11.5in" svg:height="1.44965in" presentation:class="title" presentation:placeholder="false">
          <draw:text-box>
            <text:p text:style-name="a778" text:class-names="" text:cond-style-name=""><text:span text:style-name="a777" text:class-names="">Question 3</text:span></text:p>
          </draw:text-box>
          <svg:title/>
          <svg:desc/>
        </draw:frame>
        <draw:frame draw:id="id82" presentation:style-name="a789" draw:name="Content Placeholder 2" svg:x="0.91667in" svg:y="1.99653in" svg:width="11.5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Calculate area for each geographic feature, what is the largest county in the continental United States?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Calculate the difference between the attribute area and the calculated area.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Calculate the population density people / per square mile</text:span></text:p>
              </text:list-item>
            </text:list>
          </draw:text-box>
          <svg:title/>
          <svg:desc/>
        </draw:frame>
      </draw:page>
      <draw:page draw:name="Slide8" draw:style-name="a790" draw:master-page-name="Master1-Layout2-obj-Title-and-Content" presentation:presentation-page-layout-name="Master1-PPL2" draw:id="Slide-263">
        <draw:frame draw:id="id83" presentation:style-name="a793" draw:name="Title 1" svg:x="0.91667in" svg:y="0.39931in" svg:width="11.5in" svg:height="1.44965in" presentation:class="title" presentation:placeholder="false">
          <draw:text-box>
            <text:p text:style-name="a792" text:class-names="" text:cond-style-name=""><text:span text:style-name="a791" text:class-names="">Question 4</text:span></text:p>
          </draw:text-box>
          <svg:title/>
          <svg:desc/>
        </draw:frame>
        <draw:frame draw:id="id84" presentation:style-name="a809" draw:name="Content Placeholder 2" svg:x="0.91667in" svg:y="1.99653in" svg:width="11.5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For this question choose an interstate road.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For each geographic unit, identify the features that an the road goes through</text:span></text:p>
              </text:list-item>
            </text:list>
            <text:list text:style-name="a802">
              <text:list-item>
                <text:list text:style-name="a802">
                  <text:list-item>
                    <text:p text:style-name="a801" text:class-names="" text:cond-style-name=""><text:span text:style-name="a800" text:class-names="">Census tract</text:span></text:p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3" text:class-names="">County</text:span></text:p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810" draw:master-page-name="Master1-Layout2-obj-Title-and-Content" presentation:presentation-page-layout-name="Master1-PPL2" draw:id="Slide-265">
        <draw:frame draw:id="id85" presentation:style-name="a813" draw:name="Title 1" svg:x="0.91667in" svg:y="0.39931in" svg:width="11.5in" svg:height="1.44965in" presentation:class="title" presentation:placeholder="false">
          <draw:text-box>
            <text:p text:style-name="a812" text:class-names="" text:cond-style-name=""><text:span text:style-name="a811" text:class-names="">Question 5</text:span></text:p>
          </draw:text-box>
          <svg:title/>
          <svg:desc/>
        </draw:frame>
        <draw:frame draw:id="id86" presentation:style-name="a826" draw:name="Content Placeholder 2" svg:x="0.91667in" svg:y="1.99653in" svg:width="11.5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For each geographic feature, find all adjacent geographic features to the state of Iowa which are not Iowa features.</text:span></text:p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>Census tract</text:span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County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827" draw:master-page-name="Master1-Layout2-obj-Title-and-Content" presentation:presentation-page-layout-name="Master1-PPL2" draw:id="Slide-266">
        <draw:frame draw:id="id87" presentation:style-name="a830" draw:name="Title 1" svg:x="0.91667in" svg:y="0.39931in" svg:width="11.5in" svg:height="1.44965in" presentation:class="title" presentation:placeholder="false">
          <draw:text-box>
            <text:p text:style-name="a829" text:class-names="" text:cond-style-name=""><text:span text:style-name="a828" text:class-names="">Question 6</text:span></text:p>
          </draw:text-box>
          <svg:title/>
          <svg:desc/>
        </draw:frame>
        <draw:frame draw:id="id88" presentation:style-name="a843" draw:name="Content Placeholder 2" svg:x="0.91667in" svg:y="1.99653in" svg:width="11.5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For each geographic feature, identify which county has the most roads?</text:span></text:p>
              </text:list-item>
            </text:list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Census tract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7" text:class-names="">County</text:span></text:p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4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844" draw:master-page-name="Master1-Layout2-obj-Title-and-Content" presentation:presentation-page-layout-name="Master1-PPL2" draw:id="Slide-267">
        <draw:frame draw:id="id89" presentation:style-name="a847" draw:name="Title 1" svg:x="0.91667in" svg:y="0.39931in" svg:width="11.5in" svg:height="1.44965in" presentation:class="title" presentation:placeholder="false">
          <draw:text-box>
            <text:p text:style-name="a846" text:class-names="" text:cond-style-name=""><text:span text:style-name="a845" text:class-names="">Question 7</text:span></text:p>
          </draw:text-box>
          <svg:title/>
          <svg:desc/>
        </draw:frame>
        <draw:frame draw:id="id90" presentation:style-name="a857" draw:name="Content Placeholder 2" svg:x="0.91667in" svg:y="1.99653in" svg:width="11.5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Identify which us cities are not within 30 kilometers of any road?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Identify which us cities are within 5 kilometers of any interstate road.</text:span></text:p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858" draw:master-page-name="Master1-Layout2-obj-Title-and-Content" presentation:presentation-page-layout-name="Master1-PPL2" draw:id="Slide-268">
        <draw:frame draw:id="id91" presentation:style-name="a861" draw:name="Title 1" svg:x="0.91667in" svg:y="0.39931in" svg:width="11.5in" svg:height="1.44965in" presentation:class="title" presentation:placeholder="false">
          <draw:text-box>
            <text:p text:style-name="a860" text:class-names="" text:cond-style-name=""><text:span text:style-name="a859" text:class-names="">Question 8</text:span></text:p>
          </draw:text-box>
          <svg:title/>
          <svg:desc/>
        </draw:frame>
        <draw:frame draw:id="id92" presentation:style-name="a871" draw:name="Content Placeholder 2" svg:x="0.91667in" svg:y="1.99653in" svg:width="11.5in" svg:height="4.75868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Choose a state for this analysis.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Identify for that particular state, which cities are furthest from the state centroid.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draw:page draw:name="Slide9" draw:style-name="a872" draw:master-page-name="Master1-Layout2-obj-Title-and-Content" presentation:presentation-page-layout-name="Master1-PPL2" draw:id="Slide-264">
        <draw:frame draw:id="id93" presentation:style-name="a875" draw:name="Title 1" svg:x="0.91667in" svg:y="0.39931in" svg:width="11.5in" svg:height="1.44965in" presentation:class="title" presentation:placeholder="false">
          <draw:text-box>
            <text:p text:style-name="a874" text:class-names="" text:cond-style-name=""><text:span text:style-name="a873" text:class-names="">Question 9</text:span></text:p>
          </draw:text-box>
          <svg:title/>
          <svg:desc/>
        </draw:frame>
        <draw:frame draw:id="id94" presentation:style-name="a885" draw:name="Content Placeholder 2" svg:x="0.91667in" svg:y="1.99653in" svg:width="11.5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What is the monthly average of cloudy days in Maine?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What state has the highest average cloudy days for 2008?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7" draw:style-name="a886" draw:master-page-name="Master1-Layout2-obj-Title-and-Content" presentation:presentation-page-layout-name="Master1-PPL2" draw:id="Slide-262">
        <draw:frame draw:id="id95" presentation:style-name="a889" draw:name="Title 1" svg:x="0.91667in" svg:y="0.39931in" svg:width="11.5in" svg:height="1.44965in" presentation:class="title" presentation:placeholder="false">
          <draw:text-box>
            <text:p text:style-name="a888" text:class-names="" text:cond-style-name=""><text:span text:style-name="a887" text:class-names="">Question 10</text:span></text:p>
          </draw:text-box>
          <svg:title/>
          <svg:desc/>
        </draw:frame>
        <draw:frame draw:id="id96" presentation:style-name="a902" draw:name="Content Placeholder 2" svg:x="0.91667in" svg:y="1.99653in" svg:width="11.5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Choose your own time period.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Identify the road segments that by county are the windiest?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Identify the road segments that by county are the hottest?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09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4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5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0">
      <style:table-cell-properties/>
    </style:style>
    <style:style style:family="table-cell" style:name="a71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1">
      <style:table-cell-properties fo:background-color="#d2deef"/>
    </style:style>
    <style:style style:family="table-cell" style:name="a712">
      <style:table-cell-properties/>
    </style:style>
    <style:style style:family="table-cell" style:name="a713">
      <style:table-cell-properties fo:background-color="#d2deef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714" table:paragraph-style-name=""/>
      <table:last-row table:style-name="a715" table:paragraph-style-name=""/>
      <table:first-column table:style-name="a716" table:paragraph-style-name=""/>
      <table:last-column table:style-name="a717" table:paragraph-style-name=""/>
      <table:body table:style-name="a709" table:paragraph-style-name=""/>
      <table:even-rows table:style-name="a712" table:paragraph-style-name=""/>
      <table:odd-rows table:style-name="a713" table:paragraph-style-name=""/>
      <table:even-columns table:style-name="a710" table:paragraph-style-name=""/>
      <table:odd-columns table:style-name="a71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63889in" fo:page-height="10.15278in" style:print-orientation="portrait" style:register-truth-ref-style-name=""/>
    </style:page-layout>
    <style:page-layout style:name="pageLayout3">
      <style:page-layout-properties fo:page-width="7.63889in" fo:page-height="10.15278in" style:print-orientation="portrait" style:register-truth-ref-style-name=""/>
    </style:page-layout>
    <style:style style:family="presentation" style:name="a210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083in" fo:padding-bottom="0.05083in" fo:padding-left="0.10166in" fo:padding-right="0.1016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08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083in" fo:padding-bottom="0.05083in" fo:padding-left="0.10166in" fo:padding-right="0.101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/1/2022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31018in" svg:height="0.50941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32693in" svg:y="0in" svg:width="3.31018in" svg:height="0.50941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3/1/2022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6389in" svg:y="4.88602in" svg:width="6.11111in" svg:height="3.99766in" presentation:class="notes" presentation:placeholder="false">
          <draw:text-box>
            <text:p text:style-name="a39" text:class-names="" text:cond-style-name=""><text:span text:style-name="a38" text:class-names="">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64337in" svg:width="3.31018in" svg:height="0.50941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32693in" svg:y="9.64337in" svg:width="3.31018in" svg:height="0.50941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/1/2022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31018in" svg:height="0.50941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32693in" svg:y="0in" svg:width="3.31018in" svg:height="0.50941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3/1/2022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6389in" svg:y="4.88602in" svg:width="6.11111in" svg:height="3.99766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64337in" svg:width="3.31018in" svg:height="0.50941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32693in" svg:y="9.64337in" svg:width="3.31018in" svg:height="0.50941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3/1/2022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31018in" svg:height="0.50941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32693in" svg:y="0in" svg:width="3.31018in" svg:height="0.50941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3/1/2022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6389in" svg:y="4.88602in" svg:width="6.11111in" svg:height="3.99766in" presentation:class="notes" presentation:placeholder="false">
          <draw:text-box>
            <text:p text:style-name="a146" text:class-names="" text:cond-style-name=""><text:span text:style-name="a145" text:class-names="">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64337in" svg:width="3.31018in" svg:height="0.5094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32693in" svg:y="9.64337in" svg:width="3.31018in" svg:height="0.5094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3/1/2022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31018in" svg:height="0.50941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32693in" svg:y="0in" svg:width="3.31018in" svg:height="0.50941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3/1/2022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6389in" svg:y="4.88602in" svg:width="6.11111in" svg:height="3.99766in" presentation:class="notes" presentation:placeholder="false">
          <draw:text-box>
            <text:p text:style-name="a194" text:class-names="" text:cond-style-name=""><text:span text:style-name="a193" text:class-names="">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64337in" svg:width="3.31018in" svg:height="0.50941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32693in" svg:y="9.64337in" svg:width="3.31018in" svg:height="0.50941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3/1/2022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31018in" svg:height="0.50941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32693in" svg:y="0in" svg:width="3.31018in" svg:height="0.50941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3/1/2022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6389in" svg:y="4.88602in" svg:width="6.11111in" svg:height="3.99766in" presentation:class="notes" presentation:placeholder="false">
          <draw:text-box>
            <text:p text:style-name="a270" text:class-names="" text:cond-style-name=""><text:span text:style-name="a269" text:class-names="">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64337in" svg:width="3.31018in" svg:height="0.50941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32693in" svg:y="9.64337in" svg:width="3.31018in" svg:height="0.50941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3/1/2022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31018in" svg:height="0.50941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32693in" svg:y="0in" svg:width="3.31018in" svg:height="0.50941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3/1/2022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6389in" svg:y="4.88602in" svg:width="6.11111in" svg:height="3.99766in" presentation:class="notes" presentation:placeholder="false">
          <draw:text-box>
            <text:p text:style-name="a354" text:class-names="" text:cond-style-name=""><text:span text:style-name="a353" text:class-names="">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64337in" svg:width="3.31018in" svg:height="0.50941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32693in" svg:y="9.64337in" svg:width="3.31018in" svg:height="0.50941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3/1/2022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31018in" svg:height="0.50941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32693in" svg:y="0in" svg:width="3.31018in" svg:height="0.50941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3/1/2022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6389in" svg:y="4.88602in" svg:width="6.11111in" svg:height="3.99766in" presentation:class="notes" presentation:placeholder="false">
          <draw:text-box>
            <text:p text:style-name="a398" text:class-names="" text:cond-style-name=""><text:span text:style-name="a397" text:class-names="">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64337in" svg:width="3.31018in" svg:height="0.50941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32693in" svg:y="9.64337in" svg:width="3.31018in" svg:height="0.50941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3/1/2022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31018in" svg:height="0.50941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32693in" svg:y="0in" svg:width="3.31018in" svg:height="0.50941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3/1/2022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6389in" svg:y="4.88602in" svg:width="6.11111in" svg:height="3.99766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64337in" svg:width="3.31018in" svg:height="0.50941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32693in" svg:y="9.64337in" svg:width="3.31018in" svg:height="0.50941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3/1/2022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31018in" svg:height="0.50941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32693in" svg:y="0in" svg:width="3.31018in" svg:height="0.50941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3/1/2022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6389in" svg:y="4.88602in" svg:width="6.11111in" svg:height="3.99766in" presentation:class="notes" presentation:placeholder="false">
          <draw:text-box>
            <text:p text:style-name="a503" text:class-names="" text:cond-style-name=""><text:span text:style-name="a502" text:class-names="">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64337in" svg:width="3.31018in" svg:height="0.50941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32693in" svg:y="9.64337in" svg:width="3.31018in" svg:height="0.50941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3/1/2022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31018in" svg:height="0.50941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32693in" svg:y="0in" svg:width="3.31018in" svg:height="0.50941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3/1/2022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6389in" svg:y="4.88602in" svg:width="6.11111in" svg:height="3.99766in" presentation:class="notes" presentation:placeholder="false">
          <draw:text-box>
            <text:p text:style-name="a554" text:class-names="" text:cond-style-name=""><text:span text:style-name="a553" text:class-names="">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64337in" svg:width="3.31018in" svg:height="0.50941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32693in" svg:y="9.64337in" svg:width="3.31018in" svg:height="0.50941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3/1/2022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31018in" svg:height="0.50941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32693in" svg:y="0in" svg:width="3.31018in" svg:height="0.50941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3/1/2022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6389in" svg:y="4.88602in" svg:width="6.11111in" svg:height="3.99766in" presentation:class="notes" presentation:placeholder="false">
          <draw:text-box>
            <text:p text:style-name="a614" text:class-names="" text:cond-style-name=""><text:span text:style-name="a613" text:class-names="">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64337in" svg:width="3.31018in" svg:height="0.50941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32693in" svg:y="9.64337in" svg:width="3.31018in" svg:height="0.50941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3/1/2022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31018in" svg:height="0.50941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32693in" svg:y="0in" svg:width="3.31018in" svg:height="0.50941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3/1/2022</text:date></text:span></text:p>
          </draw:text-box>
          <svg:title/>
          <svg:desc/>
        </draw:frame>
        <draw:page-thumbnail svg:x="0.77257in" svg:y="1.2691in" svg:width="6.09375in" svg:height="3.42708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6389in" svg:y="4.88602in" svg:width="6.11111in" svg:height="3.99766in" presentation:class="notes" presentation:placeholder="false">
          <draw:text-box>
            <text:p text:style-name="a674" text:class-names="" text:cond-style-name=""><text:span text:style-name="a673" text:class-names="">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64337in" svg:width="3.31018in" svg:height="0.50941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32693in" svg:y="9.64337in" svg:width="3.31018in" svg:height="0.50941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5">
      <draw:frame draw:id="id69" presentation:style-name="a698" draw:name="Header Placeholder 1" svg:x="0in" svg:y="0in" svg:width="3.31018in" svg:height="0.5094in" presentation:class="header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70" presentation:style-name="a702" draw:name="Date Placeholder 2" svg:x="4.32694in" svg:y="0in" svg:width="3.31018in" svg:height="0.5094in" presentation:class="date-time" presentation:placeholder="false">
        <draw:text-box>
          <text:p text:style-name="a701" text:class-names="" text:cond-style-name=""><text:span text:style-name="a699" text:class-names=""><text:date text:fixed="false" style:data-style-name="a700">3/1/2022</text:date></text:span></text:p>
        </draw:text-box>
        <svg:title/>
        <svg:desc/>
      </draw:frame>
      <draw:frame draw:id="id71" presentation:style-name="a705" draw:name="Footer Placeholder 3" svg:x="0in" svg:y="9.64338in" svg:width="3.31018in" svg:height="0.5094in" presentation:class="footer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72" presentation:style-name="a708" draw:name="Slide Number Placeholder 4" svg:x="4.32694in" svg:y="9.64338in" svg:width="3.31018in" svg:height="0.5094in" presentation:class="page-number" presentation:placeholder="false">
        <draw:text-box>
          <text:p text:style-name="a707" text:class-names="" text:cond-style-name=""><text:span text:style-name="a706" text:class-names=""><text:page-number style:num-format="1" text:fixed="false"/></text:span></text:p>
        </draw:text-box>
        <svg:title/>
        <svg:desc/>
      </draw:frame>
      <draw:page-thumbnail draw:page-number="1" svg:x="0.53472in" svg:y="1.25174in" svg:width="3.13194in" svg:height="1.76042in"/>
      <draw:page-thumbnail draw:page-number="2" svg:x="3.97222in" svg:y="1.25174in" svg:width="3.13194in" svg:height="1.76042in"/>
      <draw:page-thumbnail draw:page-number="3" svg:x="0.53472in" svg:y="4.19444in" svg:width="3.13194in" svg:height="1.76042in"/>
      <draw:page-thumbnail draw:page-number="4" svg:x="3.97222in" svg:y="4.19444in" svg:width="3.13194in" svg:height="1.76042in"/>
      <draw:page-thumbnail draw:page-number="5" svg:x="0.53472in" svg:y="7.13715in" svg:width="3.13194in" svg:height="1.76042in"/>
      <draw:page-thumbnail draw:page-number="6" svg:x="3.97222in" svg:y="7.13715in" svg:width="3.13194in" svg:height="1.7604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2-03-01T23:46:17Z</dc:date>
    <meta:print-date>2020-02-25T22:51:01Z</meta:print-date>
    <meta:template xlink:href="" xlink:type="simple"/>
    <meta:editing-cycles>33</meta:editing-cycles>
    <meta:editing-duration>PT121770S</meta:editing-duration>
    <meta:document-statistic meta:paragraph-count="43" meta:word-count="325"/>
  </office:meta>
</office:document-meta>
</file>